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10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dc3c" officeooo:paragraph-rsid="00123054"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loext:graphic-properties draw:fill="solid" draw:fill-color="#eeeeee" draw:opacity="100%"/>
      <style:paragraph-properties fo:background-color="#eeeeee"/>
      <style:text-properties fo:language="ru" fo:country="RU"/>
    </style:style>
    <style:style style:name="P115" style:family="paragraph" style:parent-style-name="Heading_20_2">
      <loext:graphic-properties draw:fill="solid" draw:fill-color="#eeeeee" draw:opacity="100%"/>
      <style:paragraph-properties fo:background-color="#eeeeee"/>
    </style:style>
    <style:style style:name="P116" style:family="paragraph" style:parent-style-name="Heading_20_1">
      <loext:graphic-properties draw:fill="solid" draw:fill-color="#eeeeee" draw:opacity="100%"/>
      <style:paragraph-properties fo:background-color="#eeeeee"/>
    </style:style>
    <style:style style:name="P117" style:family="paragraph" style:parent-style-name="Heading_20_1">
      <style:paragraph-properties fo:margin-left="0in" fo:margin-right="0in" fo:text-align="center" style:justify-single-word="false" fo:text-indent="0.1965in" style:auto-text-indent="false"/>
    </style:style>
    <style:style style:name="P11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officeooo:rsid="000ae8af"/>
    </style:style>
    <style:style style:name="T36" style:family="text">
      <style:text-properties officeooo:rsid="000cc452"/>
    </style:style>
    <style:style style:name="T37" style:family="text">
      <style:text-properties officeooo:rsid="000cc95e"/>
    </style:style>
    <style:style style:name="T38" style:family="text">
      <style:text-properties fo:font-style="normal" style:font-style-asian="normal" style:font-style-complex="normal"/>
    </style:style>
    <style:style style:name="T39" style:family="text">
      <style:text-properties officeooo:rsid="000f42b7"/>
    </style:style>
    <style:style style:name="T40" style:family="text">
      <style:text-properties officeooo:rsid="00112f8e"/>
    </style:style>
    <style:style style:name="T41" style:family="text">
      <style:text-properties officeooo:rsid="0013948c"/>
    </style:style>
    <style:style style:name="T42" style:family="text">
      <style:text-properties officeooo:rsid="00143a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293572159178928501"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2989635681252915820"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text:soft-page-break/>«Основы Заклятий» - обмен</text:p>
        </text:list-item>
        <text:list-item>
          <text:p text:style-name="P9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494172094453118351"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2" text:outline-level="2">1. Терра</text:h>
      <text:p text:style-name="P23">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9">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9">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0">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9">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6">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8">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5770857064689122822"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повышенного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text:span text:style-name="T42">трактат</text:span>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8">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3"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3">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2"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4">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8">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8"> </text:span>И вообще, зачем вам учиться летать, если вы и так это умеете с рождения?</text:p>
      <text:p text:style-name="P43">– Ты <text:span text:style-name="T18">меня</text:span> совсем не слушал, Макс. – мягко пожурила <text:span text:style-name="T18">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text:span text:style-name="T18">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34</text:h>
      <text:p text:style-name="P43"/>
      <text:p text:style-name="P46">Когда-нибудь ты прочтёшь этот текст.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8">Истончения </text:span>(быть может, к счастью). Всё, что я могу <text:span text:style-name="T5">— оставить тебе напутствие.</text:span></text:p>
      <text:p text:style-name="P4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5">Тебе может не </text:span>по<text:span text:style-name="T5">нравиться этот мир. Тебе могут не </text:span>по<text:span text:style-name="T5">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text:span text:style-name="T35">терпелив, </text:span>добр и, по возможности, мудр <text:span text:style-name="T5">— </text:span>и ты увидишь, как мир меняется к лучшему. Он очень <text:span text:style-name="T35">молод и </text:span>гибок. <text:span text:style-name="T37">Он горит желанием изменяться.</text:span> Но в этом его слабость <text:span text:style-name="T5">— </text:span>он может меняться и в плохую сторону. <text:span text:style-name="T35">От тебя зависит, в какую.</text:span></text:p>
      <text:p text:style-name="P46">Эх, хотел бы я поменяться с тобой местами <text:span text:style-name="T5">— </text:span>уж я бы знал, что делать! <text:span text:style-name="T36">М</text:span>ожет, потому на твоём месте ты, а не я? <text:span text:style-name="T36">Может, миру не интересно иметь дело со мной?</text:span> <text:span text:style-name="T36">В общем, ч</text:span>то бы ни случилось, как бы плохо и беспросветно ни было, помни: Намерение меняет реальность! <text:span text:style-name="T36">У</text:span>дачи!</text:p>
      <text:p text:style-name="P41"/>
      <text:p text:style-name="P104">Тоже мне, философ выискался, Диоген копытный! <text:span text:style-name="T40">Вот не люблю, когда с глубокомысленным видом порют чушь. Эквестрия </text:span><text:span text:style-name="T7">—</text:span><text:span text:style-name="T39">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терпимо.</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т</text:span><text:span text:style-name="T9">о ли попал пальцем (копытом) в небо, то ли я не тот, кому это послание адресовано. </text:span><text:span text:style-name="T10">Второе более вероятно.</text:span></text:p>
      <text:p text:style-name="P103">Дверь в библиотеку открылась и внутрь заглянул стражник из внутренней стражи.</text:p>
      <text:p text:style-name="P103"><text:span text:style-name="T5">– </text:span>Её Высочество Принцесса Селестия хочет видеть вас, человек Макс.</text:p>
      <text:p text:style-name="P103">Я <text:span text:style-name="T41">захлопнул трактат</text:span><text:span text:style-name="T5">. </text:span><text:span text:style-name="T12">Быстренько же Тия справилась!</text:span></text:p>
      <text:p text:style-name="P10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0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text:soft-page-break/>гибели Кимеринна.</text:p>
      <text:p text:style-name="P10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02"><text:span text:style-name="T5">–</text:span> Уже иду. Где я могу её найти?</text:p>
      <text:p text:style-name="P10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0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02"><text:span text:style-name="T5">–</text:span> Её высочество у себя в покоях. Проходите.</text:p>
      <text:p text:style-name="P102"><text:span text:style-name="T5">–</text:span> Пегас занял свой пост у двери напротив своего собрата.</text:p>
      <text:p text:style-name="P102">За дверью оказался небольшой коридорчик, выход из которого был прикрыт свисающими гирляндами плюща.</text:p>
      <text:p text:style-name="P102">Раздвинув живой полог, я огляделся.</text:p>
      <text:p text:style-name="P10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9">На самом деле, Селестия — сибаритка, в отличие от спартанки - Луны</text:span><text:span text:style-name="T5">&gt;</text:span></text:p>
      <text:p text:style-name="P10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0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0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02"><text:span text:style-name="T1">–</text:span> Здравствуй…те, Ваше Высочество.</text:p>
      <text:p text:style-name="P10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8">Одним из таких немногих был Кимеринн</text:span><text:span text:style-name="T5">&gt;</text:span>…</text:p>
      <text:p text:style-name="P102"><text:span text:style-name="T5">–</text:span> Мне очень жаль, что так получилось… Селестия.</text:p>
      <text:p text:style-name="P102">Она через силу улыбнулась. </text:p>
      <text:p text:style-name="P10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106">Селестия устроилась на ковре напротив меня и начала рассказ.</text:p>
      <text:p text:style-name="P43"/>
      <text:p text:style-name="P43">&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3"/>
      <text:p text:style-name="P42"><text:span text:style-name="T1">&lt;</text:span>сюжеты из 1001 ночи<text:span text:style-name="T1">&gt;</text:span></text:p>
      <text:p text:style-name="P44"><text:soft-page-break/></text:p>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9">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8">(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22">–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0"> когда ты обблевал тебе копыто - т</text:span><text:span text:style-name="T21">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8">– <text:s/>Мне очень жаль...</text:span>&gt;</text:p>
      <text:p text:style-name="P44"/>
      <text:p text:style-name="P44"/>
      <text:p text:style-name="P4">***</text:p>
      <text:p text:style-name="P14"/>
      <text:p text:style-name="P2"><text:span text:style-name="T5">&lt;Луна - </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5" text:outline-level="2">Рассказ Селестии <text:span text:style-name="T18">(“1001 ночь”)</text:span></text:h>
      <text:p text:style-name="P7"/>
      <text:p text:style-name="P14"/>
      <text:p text:style-name="P2"/>
      <text:h text:style-name="P11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oft-page-break/><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oft-page-break/><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5"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7">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9">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8">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8">???</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5" text:outline-level="2">Рейд пони-рэйнджеров-2 (<text:span text:style-name="T1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8">гидрорысью</text:span><text:span text:style-name="T5">&gt;</text:span> и нападением <text:span text:style-name="T5">&lt;</text:span><text:span text:style-name="T18">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8">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text:soft-page-break/></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8">34 - утерянная глава </text:span><text:span text:style-name="T5">&gt;</text:span></text:p>
      <text:p text:style-name="P2"><text:span text:style-name="T5">&lt;</text:span><text:span text:style-name="T18">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5"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8">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8">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8">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9">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text:soft-page-break/>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9">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text:soft-page-break/>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3">заклинание равновесия, в описании к которому есть ссылка на заклинание роста </text:span><text:span text:style-name="T24">(вставить шутку в стиле Влада)</text:span><text:span text:style-name="T2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9">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oft-page-break/><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9">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oft-page-break/><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oft-page-break/><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5" text:outline-level="2">Первый сеанс двойного сна. Рэрити</text:h>
      <text:p text:style-name="P2"/>
      <text:p text:style-name="P2"><text:span text:style-name="T5">&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8">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5" text:outline-level="2">Сон Макса</text:h>
      <text:p text:style-name="P73"/>
      <text:p text:style-name="P2"><text:span text:style-name="T5">&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8">Эгрегор Эквестрии </text:span><text:span text:style-name="T20">—</text:span><text:span text:style-name="T18"> Селестия </text:span><text:span text:style-name="T20">—</text:span><text:span text:style-name="T18">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text:soft-page-break/>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2"><text:span text:style-name="T18">У Твайлайт после видения гибели Кимеринна появились морщинки возле глаз</text:span><text:span text:style-name="T5">&gt;</text:span></text:p>
      <text:p text:style-name="P2"/>
      <text:h text:style-name="P11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8">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8">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2"><text:span text:style-name="T20">–</text:span><text:span text:style-name="T18"> Пинки? </text:span><text:span text:style-name="T20">–</text:span><text:span text:style-name="T18"> Дэш сморщила нос. </text:span><text:span text:style-name="T20">–</text:span><text:span text:style-name="T18"> Я скажу ей, чтоб больше не </text:span><text:span text:style-name="T20">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8">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8">Аликорны </text:span><text:span text:style-name="T20">—</text:span><text:span text:style-name="T18"> элементали. Они воплощают в себе какую-либо сторону чаяний и настроений сообщества пони. Анакорн </text:span><text:span text:style-name="T20">—</text:span><text:span text:style-name="T18">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0">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text:soft-page-break/>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8">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8">Вкратце суть сна Рэрити.</text:span></text:p>
      <text:p text:style-name="P2"><text:span text:style-name="T18">Она проснулась в мире Терры веб-дизайнером. И мир Эквестрии ей только снился </text:span><text:span text:style-name="T20">—</text:span><text:span text:style-name="T18"> и быстро начал забываться. Т.е. мир Эквестрии - всего лишь сон терранского парня (девушки?)</text:span></text:p>
      <text:p text:style-name="P2"><text:span text:style-name="T18">к экрану - очередь из пони (пони пропадают из Эквестрии). В очереди близко к экрану </text:span><text:span text:style-name="T20">—</text:span><text:span text:style-name="T18"> Селестия. Рэрити </text:span><text:span text:style-name="T20">—</text:span><text:span text:style-name="T18"> без очереди (у неё </text:span><text:span text:style-name="T20">—</text:span><text:span text:style-name="T18"> билет-пропуск от Индрэ).</text:span></text:p>
      <text:p text:style-name="P2"><text:span text:style-name="T18">Рэрити проснулась парнем, т.к. в Эквестрии </text:span><text:span text:style-name="T20">—</text:span><text:span text:style-name="T18"> матриархат, роль терранских мужчин там несут кобылы.</text:span></text:p>
      <text:p text:style-name="P2"><text:span text:style-name="T18">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8">Влад рассказывает Максу о своём сне </text:span><text:span text:style-name="T20">—</text:span><text:span text:style-name="T18">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8">согласовать с тем, что говорил Анакорн о Р/Д</text:span><text:span text:style-name="T5">&gt;</text:span>). </text:p>
      <text:p text:style-name="P2">Об этом Эгрегоре пишется в книге <text:span text:style-name="T5">&lt;</text:span><text:span text:style-name="T18">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8">обоснование сна для Р/Д. РД видит несколько вариантов историй с Mane6 </text:span><text:span text:style-name="T20">—</text:span><text:span text:style-name="T18"> и с собой + Леро </text:span><text:span text:style-name="T20">—</text:span><text:span text:style-name="T18"> намёк на несовместимые фанфики</text:span></text:p>
      <text:p text:style-name="P2"><text:span text:style-name="T18">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oft-page-break/><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8">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8">Кто следующий готов рассказывать?</text:span></text:p>
      <text:p text:style-name="P28">Пинки дёрнулась на месте, но промолчала.</text:p>
      <text:p text:style-name="P2"><text:span text:style-name="T20">–</text:span><text:span text:style-name="T18"> Я расскажу, - шагнула вперёд радужная пегаска. </text:span><text:span text:style-name="T20">–</text:span><text:span text:style-name="T18"> Хотя вряд ли ты узнаешь что-то полезное. Там галиматья какая-то…</text:span><text:span text:style-name="T5">&gt;</text:span></text:p>
      <text:p text:style-name="P2"/>
      <text:p text:style-name="P2"><text:span text:style-name="T5">&lt;</text:span><text:span text:style-name="T18">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8">В мире Терры они ищут Селестию. В конце-концов Макс находит её в кибермозге </text:span><text:span text:style-name="T20">—</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8">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text:soft-page-break/>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9">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8">…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20">–</text:span><text:span text:style-name="T18"> Некоторые употребляют. Но правительница Эквестрии, пьющая водку </text:span><text:span text:style-name="T19">—</text:span><text:span text:style-name="T18"> это уже черезчур. </text:span><text:span text:style-name="T20">–</text:span><text:span text:style-name="T18"> Засмеялась Селестия. </text:span><text:span text:style-name="T20">–</text:span><text:span text:style-name="T18">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text:soft-page-break/>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8">Концепция абсолютного зла. Вычеркнуть кого-то из бытия.</text:span></text:p>
      <text:p text:style-name="P2"><text:span text:style-name="T18">Пока идёт борьба за вычёркивание </text:span><text:span text:style-name="T19">—</text:span><text:span text:style-name="T18"> это вычёркивание является злом. Но когда вычёркивание произошло, зло исчезает </text:span><text:span text:style-name="T19">—</text:span><text:span text:style-name="T18"> т.к. вычеркнутого никогда не было, о нём никто не знает. Никто </text:span><text:span text:style-name="T19">—</text:span><text:span text:style-name="T18"> даже вычёркивающий</text:span><text:span text:style-name="T5">&gt;</text:span></text:p>
      <text:p text:style-name="P2"/>
      <text:h text:style-name="P115"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text:soft-page-break/>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9">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oft-page-break/><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8">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8">добавить сочувствия</text:span><text:span text:style-name="T5">&gt;</text:span>.</text:p>
      <text:p text:style-name="P2"/>
      <text:p text:style-name="P2"><text:span text:style-name="T5">&lt;</text:span><text:span text:style-name="T18">После этого случая Тавйлайт решает прекратить сеансы двойного сна. Сеанса с ЭйДжей и Флатти не будет</text:span><text:span text:style-name="T5">&gt;</text:span></text:p>
      <text:p text:style-name="P2"/>
      <text:h text:style-name="P115"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9">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9">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oft-page-break/><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5"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soft-page-break/>***</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8"> Луна создаёт обратный коридор в срок.</text:span><text:span text:style-name="T5">&gt;</text:span></text:p>
      <text:p text:style-name="P2"/>
      <text:h text:style-name="P11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9">Дуглас </text:span><text:span text:style-name="T20">—</text:span><text:span text:style-name="T19"> </text:span><text:span text:style-name="T20">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8">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text:soft-page-break/>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8">двухмесячной</text:span><text:span text:style-name="T5">&gt;</text:span> давности осталось лишь направление движения.</text:p>
      <text:p text:style-name="P2">И опять, как <text:span text:style-name="T5">&lt;</text:span><text:span text:style-name="T18">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text:soft-page-break/>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8">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text:soft-page-break/>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8">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text:soft-page-break/>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8">три месяца</text:span><text:span text:style-name="T5">&gt;</text:span> Луна и Твайлайт откроют коридор в Эквестрию и нам нужно будет <text:soft-page-break/>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text:soft-page-break/>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8">Не следует противопоставлять злу ещё большее зло - это только усилит его — </text:span><text:span text:style-name="T19">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8">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8">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text:soft-page-break/></text:p>
      <text:p text:style-name="P2"><text:span text:style-name="T5">&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8">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8">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8">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8">пять</text:span><text:span text:style-name="T5">&gt;</text:span>длинную прореху в куртке, <text:span text:style-name="T5">&lt;</text:span><text:span text:style-name="T18">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8">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8">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8">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text:soft-page-break/>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8">улучшить</text:span><text:span text:style-name="T5">&gt;</text:span>. А тот случай, когда мне пришлось зашивать тебе куртку после нападения убийц <text:span text:style-name="T5">&lt;</text:span><text:span text:style-name="T18">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text:soft-page-break/>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5" text:outline-level="2">След?</text:h>
      <text:p text:style-name="P73"/>
      <text:p text:style-name="P2"><text:span text:style-name="T5">&lt;</text:span><text:span text:style-name="T18">сначала эпизод - проверка сумки в серверной</text:span><text:span text:style-name="T5">&gt;</text:span></text:p>
      <text:p text:style-name="P2"><text:span text:style-name="T5">&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8">“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8">расширить. Перед кафешкой - диалог с Флатти и ЭйДжей. Все думают, что наконец-то нашли Селестию. Все ликуют</text:span><text:span text:style-name="T5">&gt;</text:span></text:p>
      <text:p text:style-name="P14"/>
      <text:p text:style-name="P2"><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8">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text:soft-page-break/>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8">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5" text:outline-level="2">Озарение</text:h>
      <text:p text:style-name="P2"/>
      <text:p text:style-name="P2"><text:span text:style-name="T5">&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1142472876805334333"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210306506436110" text:continue-numbering="true" text:style-name="L5">
        <text:list-header>
          <text:p text:style-name="P108">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0305912936406" text:continue-numbering="true" text:style-name="L5">
        <text:list-header>
          <text:p text:style-name="P108">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0306137483958"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4"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text:soft-page-break/>–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4"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8">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oft-page-break/><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8337326461721678646"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0"><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5">– </text:span>Макс, тут окно разбито! И верёвка какая-то висит. – крикнула Флаттершай из кухни.</text:p>
      <text:p text:style-name="P90"><text:span text:style-name="T5">–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5">–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5">– </text:span>Оп-па! – пробормотала Эпплджек. – Нежданчик!</text:p>
      <text:p text:style-name="P90"><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5">– </text:span>С кем это вы тут разговариваете?</text:p>
      <text:list xml:id="list1005979137348326388"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15"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oft-page-break/><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5">&lt;</text:span><text:span text:style-name="T18">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9">сюда можно вставить похождения Дискорда — вторая неопубликованная глава. Первая — секс с </text:span><text:soft-page-break/><text:span text:style-name="T19">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4">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5">– И что? – продолжила его мысль Эпплджек.</text:p>
      <text:p text:style-name="P85">– Эквестрийские <text:span text:style-name="T5">&lt;</text:span><text:span text:style-name="T18">три месяца</text:span><text:span text:style-name="T5">&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text:soft-page-break/>–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1"/>
      <text:h text:style-name="P115"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text:soft-page-break/>Впереди по курсу увеличивалась громада моей высотки. Дискорд летел прямо на разрыв в ограждении, который я проделал <text:span text:style-name="T5">&lt;</text:span><text:span text:style-name="T18">полгода</text:span><text:span text:style-name="T5">&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6"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9">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65"><text:soft-page-break/>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6">–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20">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text:soft-page-break/>–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5">–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93">Анакорн примирительно похлопал меня по плечу.</text:p>
      <text:p text:style-name="P9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5">–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5">–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8">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text:soft-page-break/>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8">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8">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8">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text:span><text:soft-page-break/><text:span text:style-name="T1">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4385268674646708174" text:style-name="L8">
        <text:list-header>
          <text:p text:style-name="P110">(<text:span text:style-name="T24">Луна — как повелительница снов, слышала разговор Макса с Анакорном</text:span>)</text:p>
          <text:p text:style-name="P111"/>
        </text:list-header>
      </text:list>
      <text:p text:style-name="P82">***</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oft-page-break/><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5"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9">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8">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9T21:03:03.762415882</dc:date>
    <meta:editing-duration>P51DT12H47M48S</meta:editing-duration>
    <meta:editing-cycles>2191</meta:editing-cycles>
    <meta:generator>LibreOffice/5.0.2.2$Linux_X86_64 LibreOffice_project/00m0$Build-2</meta:generator>
    <meta:document-statistic meta:table-count="0" meta:image-count="0" meta:object-count="0" meta:page-count="124" meta:paragraph-count="2574" meta:word-count="57287" meta:character-count="380527" meta:non-whitespace-character-count="323028"/>
  </office:meta>
</office:document-meta>
</file>